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&quot;" style:apply-style-name="Good" style:base-cell-address="instructions.B1"/>
    </style:style>
    <style:style style:name="ce2" style:family="table-cell" style:parent-style-name="Default">
      <style:map style:condition="cell-content()=&quot;Y&quot;" style:apply-style-name="Good" style:base-cell-address="csr.B1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  <table:table-cell office:value-type="string" calcext:value-type="string">
            <text:p>Integration 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Q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N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REA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AL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L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R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RRW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RR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RR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RRW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RR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RRC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 table:number-rows-repeated="1048527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instructions.B15:instructions.D1048576 instructions.B1:instructions.D13 instructions.C14:instructions.D14">
            <calcext:condition calcext:apply-style-name="Good" calcext:value="=&quot;Y&quot;" calcext:base-cell-address="instructions.B1"/>
          </calcext:conditional-format>
        </calcext:conditional-formats>
      </table:table>
      <table:table table:name="cs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mcaus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p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stat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time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timecmp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i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  <calcext:conditional-formats>
          <calcext:conditional-format calcext:target-range-address="csr.B1:csr.C1048576">
            <calcext:condition calcext:apply-style-name="Good" calcext:value="=&quot;Y&quot;" calcext:base-cell-address="csr.B1"/>
          </calcext:conditional-format>
        </calcext:conditional-formats>
      </table:table>
      <table:named-expressions/>
      <table:database-ranges>
        <table:database-range table:name="Instruction_Feature" table:target-range-address="instructions.A1:instructions.A1048576" table:on-update-keep-styles="true" table:on-update-keep-size="false"/>
        <table:database-range table:name="Instruction_Feature_2" table:target-range-address="csr.A1:csr.A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09:50:26.410422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1:06:44.730280843</meta:creation-date>
    <dc:date>2024-09-23T15:15:32.866718007</dc:date>
    <meta:editing-duration>PT14H10M1S</meta:editing-duration>
    <meta:editing-cycles>16</meta:editing-cycles>
    <meta:generator>LibreOffice/24.8.0.3$Linux_X86_64 LibreOffice_project/480$Build-3</meta:generator>
    <meta:document-statistic meta:table-count="2" meta:cell-count="151" meta:object-count="0"/>
  </office:meta>
</office:document-meta>
</file>